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language="bg" fo:country="BG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ing emails</text:p>
      <text:p text:style-name="P1"/>
      <text:p text:style-name="P2">Informal email conversation</text:p>
      <text:p text:style-name="P2"/>
      <text:p text:style-name="P3">Hi Amanda,</text:p>
      <text:p text:style-name="P3"/>
      <text:p text:style-name="P3">What are you up to this Sunday? If you are free we can meet somewhere near the park on the 7<text:span text:style-name="T1">th</text:span> ave. I have so much to tell you after my last holiday in the Bahamas! I'm free the whole day, but lets meet earlier because I really have a lot to share with you. </text:p>
      <text:p text:style-name="P3"/>
      <text:p text:style-name="P3">Lots of love,</text:p>
      <text:p text:style-name="P3">Albena</text:p>
      <text:p text:style-name="P3"/>
      <text:p text:style-name="P3">Hi!</text:p>
      <text:p text:style-name="P3"/>
      <text:p text:style-name="P3">I'm really happy to hear from you! It's been awhile! Glad to hear that you have had a great time on your trip! Lets meet in the <text:span text:style-name="T3">cafe right next to the park entrance around 11 o'clock. Just please give me a ring to confirm, because I will not be able to check my mailbox so often today!</text:span></text:p>
      <text:p text:style-name="P3"><text:span text:style-name="T3"/></text:p>
      <text:p text:style-name="P3"><text:span text:style-name="T3">Have a great day!</text:span></text:p>
      <text:p text:style-name="P3"><text:span text:style-name="T3"/></text:p>
      <text:p text:style-name="P2"><text:span text:style-name="T3">Formal email conversation</text:span></text:p>
      <text:p text:style-name="P3"><text:span text:style-name="T3"/></text:p>
      <text:p text:style-name="P3"><text:span text:style-name="T3">Dear Mr. Ivanov,</text:span></text:p>
      <text:p text:style-name="P3"><text:span text:style-name="T3"/></text:p>
      <text:p text:style-name="P3"><text:span text:style-name="T3">Would you be able to resend me the reports on the financial stability of the organization? I'm afraid that </text:span></text:p>
      <text:p text:style-name="P3">I didn't receive them with your last email. </text:p>
      <text:p text:style-name="P3">I look forward to hearing from you!</text:p>
      <text:p text:style-name="P3"/>
      <text:p text:style-name="P3">Best regards,</text:p>
      <text:p text:style-name="P3">Albena Borisova</text:p>
      <text:p text:style-name="P3"/>
      <text:p text:style-name="P4">Dear Ms. Borisova,</text:p>
      <text:p text:style-name="P4"/>
      <text:p text:style-name="P4">Please excuse me for the inconvenience. My laptop has software issues that interfere with the attachment of files. Unfortunately I will need few days to resolve these problems. I suggest that we meet in person to give you the reports. Would Monday be convenient? </text:p>
      <text:p text:style-name="P4"/>
      <text:p text:style-name="P4">Kind regards,</text:p>
      <text:p text:style-name="P4">Hristo Ivanov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6T11:33:01.58</meta:creation-date>
    <dc:date>2017-05-06T12:24:12.55</dc:date>
    <meta:editing-duration>PT35M59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20" meta:word-count="224" meta:character-count="1195"/>
  </office:meta>
</office:document-meta>
</file>